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6-01T00:00:00" table:style-name="ce5">
            <text:p>2021/6/1</text:p>
          </table:table-cell>
          <table:table-cell office:value-type="float" office:value="963" table:style-name="ce6">
            <text:p>963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373" table:style-name="ce6">
            <text:p>1,373<text:s/></text:p>
          </table:table-cell>
          <table:table-cell table:number-columns-repeated="16264"/>
        </table:table-row>
        <table:table-row table:style-name="ro2">
          <table:table-cell office:value-type="date" office:date-value="2021-06-02T00:00:00" table:style-name="ce5">
            <text:p>2021/6/2</text:p>
          </table:table-cell>
          <table:table-cell office:value-type="float" office:value="954" table:style-name="ce6">
            <text:p>95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379" table:style-name="ce6">
            <text:p>1,379<text:s/></text:p>
          </table:table-cell>
          <table:table-cell table:number-columns-repeated="16264"/>
        </table:table-row>
        <table:table-row table:style-name="ro2">
          <table:table-cell office:value-type="date" office:date-value="2021-06-03T00:00:00" table:style-name="ce5">
            <text:p>2021/6/3</text:p>
          </table:table-cell>
          <table:table-cell office:value-type="float" office:value="879" table:style-name="ce6">
            <text:p>8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530" table:style-name="ce6">
            <text:p>53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28" table:style-name="ce6">
            <text:p>328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351" table:style-name="ce6">
            <text:p>1,351<text:s/></text:p>
          </table:table-cell>
          <table:table-cell table:number-columns-repeated="16264"/>
        </table:table-row>
        <table:table-row table:style-name="ro2">
          <table:table-cell office:value-type="date" office:date-value="2021-06-04T00:00:00" table:style-name="ce5">
            <text:p>2021/6/4</text:p>
          </table:table-cell>
          <table:table-cell office:value-type="float" office:value="985" table:style-name="ce6">
            <text:p>985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307" table:style-name="ce6">
            <text:p>307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297" table:style-name="ce6">
            <text:p>1,297<text:s/></text:p>
          </table:table-cell>
          <table:table-cell table:number-columns-repeated="16264"/>
        </table:table-row>
        <table:table-row table:style-name="ro2">
          <table:table-cell office:value-type="date" office:date-value="2021-06-05T00:00:00" table:style-name="ce5">
            <text:p>2021/6/5</text:p>
          </table:table-cell>
          <table:table-cell office:value-type="float" office:value="335" table:style-name="ce6">
            <text:p>335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04" table:style-name="ce6">
            <text:p>304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467" table:style-name="ce6">
            <text:p>467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53" table:style-name="ce6">
            <text:p>153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224" table:style-name="ce6">
            <text:p>22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24" table:style-name="ce6">
            <text:p>324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310" table:style-name="ce6">
            <text:p>310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396" table:style-name="ce6">
            <text:p>396<text:s/></text:p>
          </table:table-cell>
          <table:table-cell table:number-columns-repeated="16264"/>
        </table:table-row>
        <table:table-row table:style-name="ro2">
          <table:table-cell office:value-type="date" office:date-value="2021-06-06T00:00:00" table:style-name="ce5">
            <text:p>2021/6/6</text:p>
          </table:table-cell>
          <table:table-cell office:value-type="float" office:value="366" table:style-name="ce6">
            <text:p>36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290" table:style-name="ce6">
            <text:p>29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185" table:style-name="ce6">
            <text:p>185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261" table:style-name="ce6">
            <text:p>261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302" table:style-name="ce6">
            <text:p>30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366" table:style-name="ce6">
            <text:p>366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07" table:style-name="ce6">
            <text:p>107<text:s/></text:p>
          </table:table-cell>
          <table:table-cell office:value-type="float" office:value="237" table:style-name="ce6">
            <text:p>237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157" table:style-name="ce6">
            <text:p>157<text:s/></text:p>
          </table:table-cell>
          <table:table-cell office:value-type="float" office:value="144" table:style-name="ce6">
            <text:p>144<text:s/></text:p>
          </table:table-cell>
          <table:table-cell office:value-type="float" office:value="226" table:style-name="ce6">
            <text:p>226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368" table:style-name="ce6">
            <text:p>368<text:s/></text:p>
          </table:table-cell>
          <table:table-cell office:value-type="float" office:value="323" table:style-name="ce6">
            <text:p>323<text:s/></text:p>
          </table:table-cell>
          <table:table-cell table:number-columns-repeated="16264"/>
        </table:table-row>
        <table:table-row table:style-name="ro2">
          <table:table-cell office:value-type="date" office:date-value="2021-06-07T00:00:00" table:style-name="ce5">
            <text:p>2021/6/7</text:p>
          </table:table-cell>
          <table:table-cell office:value-type="float" office:value="989" table:style-name="ce6">
            <text:p>989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543" table:style-name="ce6">
            <text:p>543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440" table:style-name="ce6">
            <text:p>1,440<text:s/></text:p>
          </table:table-cell>
          <table:table-cell table:number-columns-repeated="16264"/>
        </table:table-row>
        <table:table-row table:style-name="ro2">
          <table:table-cell office:value-type="date" office:date-value="2021-06-08T00:00:00" table:style-name="ce5">
            <text:p>2021/6/8</text:p>
          </table:table-cell>
          <table:table-cell office:value-type="float" office:value="922" table:style-name="ce6">
            <text:p>92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361" table:style-name="ce6">
            <text:p>1,361<text:s/></text:p>
          </table:table-cell>
          <table:table-cell table:number-columns-repeated="16264"/>
        </table:table-row>
        <table:table-row table:style-name="ro2">
          <table:table-cell office:value-type="date" office:date-value="2021-06-09T00:00:00" table:style-name="ce5">
            <text:p>2021/6/9</text:p>
          </table:table-cell>
          <table:table-cell office:value-type="float" office:value="936" table:style-name="ce6">
            <text:p>93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563" table:style-name="ce6">
            <text:p>563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393" table:style-name="ce6">
            <text:p>1,393<text:s/></text:p>
          </table:table-cell>
          <table:table-cell table:number-columns-repeated="16264"/>
        </table:table-row>
        <table:table-row table:style-name="ro2">
          <table:table-cell office:value-type="date" office:date-value="2021-06-10T00:00:00" table:style-name="ce5">
            <text:p>2021/6/10</text:p>
          </table:table-cell>
          <table:table-cell office:value-type="float" office:value="908" table:style-name="ce6">
            <text:p>908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348" table:style-name="ce6">
            <text:p>1,348<text:s/></text:p>
          </table:table-cell>
          <table:table-cell table:number-columns-repeated="16264"/>
        </table:table-row>
        <table:table-row table:style-name="ro2">
          <table:table-cell office:value-type="date" office:date-value="2021-06-11T00:00:00" table:style-name="ce5">
            <text:p>2021/6/11</text:p>
          </table:table-cell>
          <table:table-cell office:value-type="float" office:value="966" table:style-name="ce6">
            <text:p>96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52" table:style-name="ce6">
            <text:p>352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371" table:style-name="ce6">
            <text:p>1,371<text:s/></text:p>
          </table:table-cell>
          <table:table-cell table:number-columns-repeated="16264"/>
        </table:table-row>
        <table:table-row table:style-name="ro2">
          <table:table-cell office:value-type="date" office:date-value="2021-06-12T00:00:00" table:style-name="ce5">
            <text:p>2021/6/12</text:p>
          </table:table-cell>
          <table:table-cell office:value-type="float" office:value="390" table:style-name="ce6">
            <text:p>390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270" table:style-name="ce6">
            <text:p>270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238" table:style-name="ce6">
            <text:p>238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518" table:style-name="ce6">
            <text:p>518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466" table:style-name="ce6">
            <text:p>46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54" table:style-name="ce6">
            <text:p>154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209" table:style-name="ce6">
            <text:p>209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446" table:style-name="ce6">
            <text:p>446<text:s/></text:p>
          </table:table-cell>
          <table:table-cell table:number-columns-repeated="16264"/>
        </table:table-row>
        <table:table-row table:style-name="ro2">
          <table:table-cell office:value-type="date" office:date-value="2021-06-13T00:00:00" table:style-name="ce5">
            <text:p>2021/6/13</text:p>
          </table:table-cell>
          <table:table-cell office:value-type="float" office:value="339" table:style-name="ce6">
            <text:p>339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54" table:style-name="ce6">
            <text:p>254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337" table:style-name="ce6">
            <text:p>337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36" table:style-name="ce6">
            <text:p>136<text:s/></text:p>
          </table:table-cell>
          <table:table-cell office:value-type="float" office:value="230" table:style-name="ce6">
            <text:p>230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243" table:style-name="ce6">
            <text:p>243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317" table:style-name="ce6">
            <text:p>317<text:s/></text:p>
          </table:table-cell>
          <table:table-cell table:number-columns-repeated="16264"/>
        </table:table-row>
        <table:table-row table:style-name="ro2">
          <table:table-cell office:value-type="date" office:date-value="2021-06-14T00:00:00" table:style-name="ce5">
            <text:p>2021/6/14</text:p>
          </table:table-cell>
          <table:table-cell office:value-type="float" office:value="350" table:style-name="ce6">
            <text:p>35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302" table:style-name="ce6">
            <text:p>302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190" table:style-name="ce6">
            <text:p>190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28" table:style-name="ce6">
            <text:p>128<text:s/></text:p>
          </table:table-cell>
          <table:table-cell office:value-type="float" office:value="254" table:style-name="ce6">
            <text:p>254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59" table:style-name="ce6">
            <text:p>159<text:s/></text:p>
          </table:table-cell>
          <table:table-cell office:value-type="float" office:value="154" table:style-name="ce6">
            <text:p>154<text:s/></text:p>
          </table:table-cell>
          <table:table-cell office:value-type="float" office:value="258" table:style-name="ce6">
            <text:p>258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296" table:style-name="ce6">
            <text:p>296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441" table:style-name="ce6">
            <text:p>441<text:s/></text:p>
          </table:table-cell>
          <table:table-cell table:number-columns-repeated="16264"/>
        </table:table-row>
        <table:table-row table:style-name="ro2">
          <table:table-cell office:value-type="date" office:date-value="2021-06-15T00:00:00" table:style-name="ce5">
            <text:p>2021/6/15</text:p>
          </table:table-cell>
          <table:table-cell office:value-type="float" office:value="984" table:style-name="ce6">
            <text:p>98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551" table:style-name="ce6">
            <text:p>1,551<text:s/></text:p>
          </table:table-cell>
          <table:table-cell table:number-columns-repeated="16264"/>
        </table:table-row>
        <table:table-row table:style-name="ro2">
          <table:table-cell office:value-type="date" office:date-value="2021-06-16T00:00:00" table:style-name="ce5">
            <text:p>2021/6/16</text:p>
          </table:table-cell>
          <table:table-cell office:value-type="float" office:value="956" table:style-name="ce6">
            <text:p>956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612" table:style-name="ce6">
            <text:p>612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453" table:style-name="ce6">
            <text:p>1,453<text:s/></text:p>
          </table:table-cell>
          <table:table-cell table:number-columns-repeated="16264"/>
        </table:table-row>
        <table:table-row table:style-name="ro2">
          <table:table-cell office:value-type="date" office:date-value="2021-06-17T00:00:00" table:style-name="ce5">
            <text:p>2021/6/17</text:p>
          </table:table-cell>
          <table:table-cell office:value-type="float" office:value="953" table:style-name="ce6">
            <text:p>953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461" table:style-name="ce6">
            <text:p>1,461<text:s/></text:p>
          </table:table-cell>
          <table:table-cell table:number-columns-repeated="16264"/>
        </table:table-row>
        <table:table-row table:style-name="ro2">
          <table:table-cell office:value-type="date" office:date-value="2021-06-18T00:00:00" table:style-name="ce5">
            <text:p>2021/6/18</text:p>
          </table:table-cell>
          <table:table-cell office:value-type="float" office:value="935" table:style-name="ce6">
            <text:p>93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448" table:style-name="ce6">
            <text:p>1,448<text:s/></text:p>
          </table:table-cell>
          <table:table-cell table:number-columns-repeated="16264"/>
        </table:table-row>
        <table:table-row table:style-name="ro2">
          <table:table-cell office:value-type="date" office:date-value="2021-06-19T00:00:00" table:style-name="ce5">
            <text:p>2021/6/19</text:p>
          </table:table-cell>
          <table:table-cell office:value-type="float" office:value="354" table:style-name="ce6">
            <text:p>354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08" table:style-name="ce6">
            <text:p>308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382" table:style-name="ce6">
            <text:p>38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175" table:style-name="ce6">
            <text:p>175<text:s/></text:p>
          </table:table-cell>
          <table:table-cell office:value-type="float" office:value="367" table:style-name="ce6">
            <text:p>367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265" table:style-name="ce6">
            <text:p>265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510" table:style-name="ce6">
            <text:p>510<text:s/></text:p>
          </table:table-cell>
          <table:table-cell table:number-columns-repeated="16264"/>
        </table:table-row>
        <table:table-row table:style-name="ro2">
          <table:table-cell office:value-type="date" office:date-value="2021-06-20T00:00:00" table:style-name="ce5">
            <text:p>2021/6/20</text:p>
          </table:table-cell>
          <table:table-cell office:value-type="float" office:value="362" table:style-name="ce6">
            <text:p>362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510" table:style-name="ce6">
            <text:p>510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219" table:style-name="ce6">
            <text:p>21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77" table:style-name="ce6">
            <text:p>2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315" table:style-name="ce6">
            <text:p>315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31" table:style-name="ce6">
            <text:p>131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73" table:style-name="ce6">
            <text:p>173<text:s/></text:p>
          </table:table-cell>
          <table:table-cell office:value-type="float" office:value="167" table:style-name="ce6">
            <text:p>167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476" table:style-name="ce6">
            <text:p>476<text:s/></text:p>
          </table:table-cell>
          <table:table-cell office:value-type="float" office:value="403" table:style-name="ce6">
            <text:p>403<text:s/></text:p>
          </table:table-cell>
          <table:table-cell table:number-columns-repeated="16264"/>
        </table:table-row>
        <table:table-row table:style-name="ro2">
          <table:table-cell office:value-type="date" office:date-value="2021-06-21T00:00:00" table:style-name="ce5">
            <text:p>2021/6/21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1531" table:style-name="ce6">
            <text:p>1,531<text:s/></text:p>
          </table:table-cell>
          <table:table-cell table:number-columns-repeated="16264"/>
        </table:table-row>
        <table:table-row table:style-name="ro2">
          <table:table-cell office:value-type="date" office:date-value="2021-06-22T00:00:00" table:style-name="ce5">
            <text:p>2021/6/22</text:p>
          </table:table-cell>
          <table:table-cell office:value-type="float" office:value="986" table:style-name="ce6">
            <text:p>986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589" table:style-name="ce6">
            <text:p>1,589<text:s/></text:p>
          </table:table-cell>
          <table:table-cell table:number-columns-repeated="16264"/>
        </table:table-row>
        <table:table-row table:style-name="ro2">
          <table:table-cell office:value-type="date" office:date-value="2021-06-23T00:00:00" table:style-name="ce5">
            <text:p>2021/6/23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1580" table:style-name="ce6">
            <text:p>1,580<text:s/></text:p>
          </table:table-cell>
          <table:table-cell table:number-columns-repeated="16264"/>
        </table:table-row>
        <table:table-row table:style-name="ro2">
          <table:table-cell office:value-type="date" office:date-value="2021-06-24T00:00:00" table:style-name="ce5">
            <text:p>2021/6/24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575" table:style-name="ce6">
            <text:p>1,575<text:s/></text:p>
          </table:table-cell>
          <table:table-cell table:number-columns-repeated="16264"/>
        </table:table-row>
        <table:table-row table:style-name="ro2">
          <table:table-cell office:value-type="date" office:date-value="2021-06-25T00:00:00" table:style-name="ce5">
            <text:p>2021/6/25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56" table:style-name="ce6">
            <text:p>356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542" table:style-name="ce6">
            <text:p>1,542<text:s/></text:p>
          </table:table-cell>
          <table:table-cell table:number-columns-repeated="16264"/>
        </table:table-row>
        <table:table-row table:style-name="ro2">
          <table:table-cell office:value-type="date" office:date-value="2021-06-26T00:00:00" table:style-name="ce5">
            <text:p>2021/6/26</text:p>
          </table:table-cell>
          <table:table-cell office:value-type="float" office:value="417" table:style-name="ce6">
            <text:p>41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171" table:style-name="ce6">
            <text:p>171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604" table:style-name="ce6">
            <text:p>604<text:s/></text:p>
          </table:table-cell>
          <table:table-cell table:number-columns-repeated="16264"/>
        </table:table-row>
        <table:table-row table:style-name="ro2">
          <table:table-cell office:value-type="date" office:date-value="2021-06-27T00:00:00" table:style-name="ce5">
            <text:p>2021/6/27</text:p>
          </table:table-cell>
          <table:table-cell office:value-type="float" office:value="385" table:style-name="ce6">
            <text:p>38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541" table:style-name="ce6">
            <text:p>541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310" table:style-name="ce6">
            <text:p>310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242" table:style-name="ce6">
            <text:p>242<text:s/></text:p>
          </table:table-cell>
          <table:table-cell office:value-type="float" office:value="208" table:style-name="ce6">
            <text:p>208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495" table:style-name="ce6">
            <text:p>495<text:s/></text:p>
          </table:table-cell>
          <table:table-cell table:number-columns-repeated="16264"/>
        </table:table-row>
        <table:table-row table:style-name="ro2">
          <table:table-cell office:value-type="date" office:date-value="2021-06-28T00:00:00" table:style-name="ce5">
            <text:p>2021/6/28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929" table:style-name="ce6">
            <text:p>929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626" table:style-name="ce6">
            <text:p>1,626<text:s/></text:p>
          </table:table-cell>
          <table:table-cell table:number-columns-repeated="16264"/>
        </table:table-row>
        <table:table-row table:style-name="ro2">
          <table:table-cell office:value-type="date" office:date-value="2021-06-29T00:00:00" table:style-name="ce5">
            <text:p>2021/6/29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695" table:style-name="ce6">
            <text:p>1,695<text:s/></text:p>
          </table:table-cell>
          <table:table-cell table:number-columns-repeated="16264"/>
        </table:table-row>
        <table:table-row table:style-name="ro2">
          <table:table-cell office:value-type="date" office:date-value="2021-06-30T00:00:00" table:style-name="ce5">
            <text:p>2021/6/30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714" table:style-name="ce6">
            <text:p>1,714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6-01T00:00:00" table:style-name="ce5">
            <text:p>2021/6/1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28" table:style-name="ce6">
            <text:p>328<text:s/></text:p>
          </table:table-cell>
          <table:table-cell office:value-type="float" office:value="645" table:style-name="ce6">
            <text:p>64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99" table:style-name="ce6">
            <text:p>1,399<text:s/></text:p>
          </table:table-cell>
          <table:table-cell table:number-columns-repeated="16264"/>
        </table:table-row>
        <table:table-row table:style-name="ro2">
          <table:table-cell office:value-type="date" office:date-value="2021-06-02T00:00:00" table:style-name="ce5">
            <text:p>2021/6/2</text:p>
          </table:table-cell>
          <table:table-cell office:value-type="float" office:value="947" table:style-name="ce6">
            <text:p>94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387" table:style-name="ce6">
            <text:p>1,387<text:s/></text:p>
          </table:table-cell>
          <table:table-cell table:number-columns-repeated="16264"/>
        </table:table-row>
        <table:table-row table:style-name="ro2">
          <table:table-cell office:value-type="date" office:date-value="2021-06-03T00:00:00" table:style-name="ce5">
            <text:p>2021/6/3</text:p>
          </table:table-cell>
          <table:table-cell office:value-type="float" office:value="874" table:style-name="ce6">
            <text:p>87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323" table:style-name="ce6">
            <text:p>1,323<text:s/></text:p>
          </table:table-cell>
          <table:table-cell table:number-columns-repeated="16264"/>
        </table:table-row>
        <table:table-row table:style-name="ro2">
          <table:table-cell office:value-type="date" office:date-value="2021-06-04T00:00:00" table:style-name="ce5">
            <text:p>2021/6/4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1345" table:style-name="ce6">
            <text:p>1,345<text:s/></text:p>
          </table:table-cell>
          <table:table-cell table:number-columns-repeated="16264"/>
        </table:table-row>
        <table:table-row table:style-name="ro2">
          <table:table-cell office:value-type="date" office:date-value="2021-06-05T00:00:00" table:style-name="ce5">
            <text:p>2021/6/5</text:p>
          </table:table-cell>
          <table:table-cell office:value-type="float" office:value="358" table:style-name="ce6">
            <text:p>358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91" table:style-name="ce6">
            <text:p>291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203" table:style-name="ce6">
            <text:p>203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304" table:style-name="ce6">
            <text:p>30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51" table:style-name="ce6">
            <text:p>151<text:s/></text:p>
          </table:table-cell>
          <table:table-cell office:value-type="float" office:value="258" table:style-name="ce6">
            <text:p>258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205" table:style-name="ce6">
            <text:p>205<text:s/></text:p>
          </table:table-cell>
          <table:table-cell office:value-type="float" office:value="251" table:style-name="ce6">
            <text:p>251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438" table:style-name="ce6">
            <text:p>438<text:s/></text:p>
          </table:table-cell>
          <table:table-cell table:number-columns-repeated="16264"/>
        </table:table-row>
        <table:table-row table:style-name="ro2">
          <table:table-cell office:value-type="date" office:date-value="2021-06-06T00:00:00" table:style-name="ce5">
            <text:p>2021/6/6</text:p>
          </table:table-cell>
          <table:table-cell office:value-type="float" office:value="353" table:style-name="ce6">
            <text:p>353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274" table:style-name="ce6">
            <text:p>274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83" table:style-name="ce6">
            <text:p>183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247" table:style-name="ce6">
            <text:p>247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61" table:style-name="ce6">
            <text:p>261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563" table:style-name="ce6">
            <text:p>56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280" table:style-name="ce6">
            <text:p>280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08" table:style-name="ce6">
            <text:p>108<text:s/></text:p>
          </table:table-cell>
          <table:table-cell office:value-type="float" office:value="217" table:style-name="ce6">
            <text:p>217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38" table:style-name="ce6">
            <text:p>138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238" table:style-name="ce6">
            <text:p>238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331" table:style-name="ce6">
            <text:p>331<text:s/></text:p>
          </table:table-cell>
          <table:table-cell table:number-columns-repeated="16264"/>
        </table:table-row>
        <table:table-row table:style-name="ro2">
          <table:table-cell office:value-type="date" office:date-value="2021-06-07T00:00:00" table:style-name="ce5">
            <text:p>2021/6/7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442" table:style-name="ce6">
            <text:p>1,442<text:s/></text:p>
          </table:table-cell>
          <table:table-cell table:number-columns-repeated="16264"/>
        </table:table-row>
        <table:table-row table:style-name="ro2">
          <table:table-cell office:value-type="date" office:date-value="2021-06-08T00:00:00" table:style-name="ce5">
            <text:p>2021/6/8</text:p>
          </table:table-cell>
          <table:table-cell office:value-type="float" office:value="918" table:style-name="ce6">
            <text:p>918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407" table:style-name="ce6">
            <text:p>1,407<text:s/></text:p>
          </table:table-cell>
          <table:table-cell table:number-columns-repeated="16264"/>
        </table:table-row>
        <table:table-row table:style-name="ro2">
          <table:table-cell office:value-type="date" office:date-value="2021-06-09T00:00:00" table:style-name="ce5">
            <text:p>2021/6/9</text:p>
          </table:table-cell>
          <table:table-cell office:value-type="float" office:value="899" table:style-name="ce6">
            <text:p>899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385" table:style-name="ce6">
            <text:p>1,385<text:s/></text:p>
          </table:table-cell>
          <table:table-cell table:number-columns-repeated="16264"/>
        </table:table-row>
        <table:table-row table:style-name="ro2">
          <table:table-cell office:value-type="date" office:date-value="2021-06-10T00:00:00" table:style-name="ce5">
            <text:p>2021/6/10</text:p>
          </table:table-cell>
          <table:table-cell office:value-type="float" office:value="935" table:style-name="ce6">
            <text:p>93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61" table:style-name="ce6">
            <text:p>361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1410" table:style-name="ce6">
            <text:p>1,410<text:s/></text:p>
          </table:table-cell>
          <table:table-cell table:number-columns-repeated="16264"/>
        </table:table-row>
        <table:table-row table:style-name="ro2">
          <table:table-cell office:value-type="date" office:date-value="2021-06-11T00:00:00" table:style-name="ce5">
            <text:p>2021/6/11</text:p>
          </table:table-cell>
          <table:table-cell office:value-type="float" office:value="975" table:style-name="ce6">
            <text:p>97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1365" table:style-name="ce6">
            <text:p>1,365<text:s/></text:p>
          </table:table-cell>
          <table:table-cell table:number-columns-repeated="16264"/>
        </table:table-row>
        <table:table-row table:style-name="ro2">
          <table:table-cell office:value-type="date" office:date-value="2021-06-12T00:00:00" table:style-name="ce5">
            <text:p>2021/6/12</text:p>
          </table:table-cell>
          <table:table-cell office:value-type="float" office:value="366" table:style-name="ce6">
            <text:p>366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332" table:style-name="ce6">
            <text:p>332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56" table:style-name="ce6">
            <text:p>156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05" table:style-name="ce6">
            <text:p>205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468" table:style-name="ce6">
            <text:p>468<text:s/></text:p>
          </table:table-cell>
          <table:table-cell office:value-type="float" office:value="474" table:style-name="ce6">
            <text:p>474<text:s/></text:p>
          </table:table-cell>
          <table:table-cell table:number-columns-repeated="16264"/>
        </table:table-row>
        <table:table-row table:style-name="ro2">
          <table:table-cell office:value-type="date" office:date-value="2021-06-13T00:00:00" table:style-name="ce5">
            <text:p>2021/6/13</text:p>
          </table:table-cell>
          <table:table-cell office:value-type="float" office:value="338" table:style-name="ce6">
            <text:p>338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479" table:style-name="ce6">
            <text:p>479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249" table:style-name="ce6">
            <text:p>249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206" table:style-name="ce6">
            <text:p>206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388" table:style-name="ce6">
            <text:p>388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245" table:style-name="ce6">
            <text:p>24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33" table:style-name="ce6">
            <text:p>133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141" table:style-name="ce6">
            <text:p>141<text:s/></text:p>
          </table:table-cell>
          <table:table-cell office:value-type="float" office:value="150" table:style-name="ce6">
            <text:p>150<text:s/></text:p>
          </table:table-cell>
          <table:table-cell office:value-type="float" office:value="235" table:style-name="ce6">
            <text:p>235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245" table:style-name="ce6">
            <text:p>245<text:s/></text:p>
          </table:table-cell>
          <table:table-cell office:value-type="float" office:value="332" table:style-name="ce6">
            <text:p>332<text:s/></text:p>
          </table:table-cell>
          <table:table-cell office:value-type="float" office:value="320" table:style-name="ce6">
            <text:p>320<text:s/></text:p>
          </table:table-cell>
          <table:table-cell table:number-columns-repeated="16264"/>
        </table:table-row>
        <table:table-row table:style-name="ro2">
          <table:table-cell office:value-type="date" office:date-value="2021-06-14T00:00:00" table:style-name="ce5">
            <text:p>2021/6/14</text:p>
          </table:table-cell>
          <table:table-cell office:value-type="float" office:value="372" table:style-name="ce6">
            <text:p>372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531" table:style-name="ce6">
            <text:p>531<text:s/></text:p>
          </table:table-cell>
          <table:table-cell office:value-type="float" office:value="301" table:style-name="ce6">
            <text:p>30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64" table:style-name="ce6">
            <text:p>264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201" table:style-name="ce6">
            <text:p>201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39" table:style-name="ce6">
            <text:p>23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300" table:style-name="ce6">
            <text:p>300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33" table:style-name="ce6">
            <text:p>133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160" table:style-name="ce6">
            <text:p>160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345" table:style-name="ce6">
            <text:p>345<text:s/></text:p>
          </table:table-cell>
          <table:table-cell office:value-type="float" office:value="387" table:style-name="ce6">
            <text:p>387<text:s/></text:p>
          </table:table-cell>
          <table:table-cell table:number-columns-repeated="16264"/>
        </table:table-row>
        <table:table-row table:style-name="ro2">
          <table:table-cell office:value-type="date" office:date-value="2021-06-15T00:00:00" table:style-name="ce5">
            <text:p>2021/6/15</text:p>
          </table:table-cell>
          <table:table-cell office:value-type="float" office:value="958" table:style-name="ce6">
            <text:p>958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547" table:style-name="ce6">
            <text:p>1,547<text:s/></text:p>
          </table:table-cell>
          <table:table-cell table:number-columns-repeated="16264"/>
        </table:table-row>
        <table:table-row table:style-name="ro2">
          <table:table-cell office:value-type="date" office:date-value="2021-06-16T00:00:00" table:style-name="ce5">
            <text:p>2021/6/16</text:p>
          </table:table-cell>
          <table:table-cell office:value-type="float" office:value="998" table:style-name="ce6">
            <text:p>998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475" table:style-name="ce6">
            <text:p>1,475<text:s/></text:p>
          </table:table-cell>
          <table:table-cell table:number-columns-repeated="16264"/>
        </table:table-row>
        <table:table-row table:style-name="ro2">
          <table:table-cell office:value-type="date" office:date-value="2021-06-17T00:00:00" table:style-name="ce5">
            <text:p>2021/6/17</text:p>
          </table:table-cell>
          <table:table-cell office:value-type="float" office:value="989" table:style-name="ce6">
            <text:p>98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503" table:style-name="ce6">
            <text:p>1,503<text:s/></text:p>
          </table:table-cell>
          <table:table-cell table:number-columns-repeated="16264"/>
        </table:table-row>
        <table:table-row table:style-name="ro2">
          <table:table-cell office:value-type="date" office:date-value="2021-06-18T00:00:00" table:style-name="ce5">
            <text:p>2021/6/18</text:p>
          </table:table-cell>
          <table:table-cell office:value-type="float" office:value="976" table:style-name="ce6">
            <text:p>97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485" table:style-name="ce6">
            <text:p>1,485<text:s/></text:p>
          </table:table-cell>
          <table:table-cell table:number-columns-repeated="16264"/>
        </table:table-row>
        <table:table-row table:style-name="ro2">
          <table:table-cell office:value-type="date" office:date-value="2021-06-19T00:00:00" table:style-name="ce5">
            <text:p>2021/6/19</text:p>
          </table:table-cell>
          <table:table-cell office:value-type="float" office:value="435" table:style-name="ce6">
            <text:p>435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344" table:style-name="ce6">
            <text:p>344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541" table:style-name="ce6">
            <text:p>541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48" table:style-name="ce6">
            <text:p>148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281" table:style-name="ce6">
            <text:p>281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548" table:style-name="ce6">
            <text:p>548<text:s/></text:p>
          </table:table-cell>
          <table:table-cell table:number-columns-repeated="16264"/>
        </table:table-row>
        <table:table-row table:style-name="ro2">
          <table:table-cell office:value-type="date" office:date-value="2021-06-20T00:00:00" table:style-name="ce5">
            <text:p>2021/6/20</text:p>
          </table:table-cell>
          <table:table-cell office:value-type="float" office:value="363" table:style-name="ce6">
            <text:p>36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263" table:style-name="ce6">
            <text:p>263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231" table:style-name="ce6">
            <text:p>231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79" table:style-name="ce6">
            <text:p>179<text:s/></text:p>
          </table:table-cell>
          <table:table-cell office:value-type="float" office:value="155" table:style-name="ce6">
            <text:p>155<text:s/></text:p>
          </table:table-cell>
          <table:table-cell office:value-type="float" office:value="269" table:style-name="ce6">
            <text:p>269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275" table:style-name="ce6">
            <text:p>275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387" table:style-name="ce6">
            <text:p>387<text:s/></text:p>
          </table:table-cell>
          <table:table-cell table:number-columns-repeated="16264"/>
        </table:table-row>
        <table:table-row table:style-name="ro2">
          <table:table-cell office:value-type="date" office:date-value="2021-06-21T00:00:00" table:style-name="ce5">
            <text:p>2021/6/21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523" table:style-name="ce6">
            <text:p>1,523<text:s/></text:p>
          </table:table-cell>
          <table:table-cell table:number-columns-repeated="16264"/>
        </table:table-row>
        <table:table-row table:style-name="ro2">
          <table:table-cell office:value-type="date" office:date-value="2021-06-22T00:00:00" table:style-name="ce5">
            <text:p>2021/6/22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617" table:style-name="ce6">
            <text:p>1,617<text:s/></text:p>
          </table:table-cell>
          <table:table-cell table:number-columns-repeated="16264"/>
        </table:table-row>
        <table:table-row table:style-name="ro2">
          <table:table-cell office:value-type="date" office:date-value="2021-06-23T00:00:00" table:style-name="ce5">
            <text:p>2021/6/23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602" table:style-name="ce6">
            <text:p>1,602<text:s/></text:p>
          </table:table-cell>
          <table:table-cell table:number-columns-repeated="16264"/>
        </table:table-row>
        <table:table-row table:style-name="ro2">
          <table:table-cell office:value-type="date" office:date-value="2021-06-24T00:00:00" table:style-name="ce5">
            <text:p>2021/6/24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534" table:style-name="ce6">
            <text:p>1,534<text:s/></text:p>
          </table:table-cell>
          <table:table-cell table:number-columns-repeated="16264"/>
        </table:table-row>
        <table:table-row table:style-name="ro2">
          <table:table-cell office:value-type="date" office:date-value="2021-06-25T00:00:00" table:style-name="ce5">
            <text:p>2021/6/25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560" table:style-name="ce6">
            <text:p>1,560<text:s/></text:p>
          </table:table-cell>
          <table:table-cell table:number-columns-repeated="16264"/>
        </table:table-row>
        <table:table-row table:style-name="ro2">
          <table:table-cell office:value-type="date" office:date-value="2021-06-26T00:00:00" table:style-name="ce5">
            <text:p>2021/6/26</text:p>
          </table:table-cell>
          <table:table-cell office:value-type="float" office:value="450" table:style-name="ce6">
            <text:p>450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183" table:style-name="ce6">
            <text:p>183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623" table:style-name="ce6">
            <text:p>623<text:s/></text:p>
          </table:table-cell>
          <table:table-cell table:number-columns-repeated="16264"/>
        </table:table-row>
        <table:table-row table:style-name="ro2">
          <table:table-cell office:value-type="date" office:date-value="2021-06-27T00:00:00" table:style-name="ce5">
            <text:p>2021/6/27</text:p>
          </table:table-cell>
          <table:table-cell office:value-type="float" office:value="391" table:style-name="ce6">
            <text:p>391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463" table:style-name="ce6">
            <text:p>463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458" table:style-name="ce6">
            <text:p>458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48" table:style-name="ce6">
            <text:p>148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502" table:style-name="ce6">
            <text:p>502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437" table:style-name="ce6">
            <text:p>437<text:s/></text:p>
          </table:table-cell>
          <table:table-cell table:number-columns-repeated="16264"/>
        </table:table-row>
        <table:table-row table:style-name="ro2">
          <table:table-cell office:value-type="date" office:date-value="2021-06-28T00:00:00" table:style-name="ce5">
            <text:p>2021/6/28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667" table:style-name="ce6">
            <text:p>1,667<text:s/></text:p>
          </table:table-cell>
          <table:table-cell table:number-columns-repeated="16264"/>
        </table:table-row>
        <table:table-row table:style-name="ro2">
          <table:table-cell office:value-type="date" office:date-value="2021-06-29T00:00:00" table:style-name="ce5">
            <text:p>2021/6/29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6-30T00:00:00" table:style-name="ce5">
            <text:p>2021/6/30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685" table:style-name="ce6">
            <text:p>1,68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7-11T08:44:36Z</meta:creation-date>
    <dc:date>2021-07-11T08:45:06Z</dc:date>
  </office:meta>
</office:document-meta>
</file>